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4eb0d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4e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find . -name "*</text:span><text:span text:style-name="Source_20_Text"><text:span text:style-name="T1">outputs</text:span></text:span><text:span text:style-name="Source_20_Text">.</text:span><text:span text:style-name="Source_20_Text"><text:span text:style-name="T1">png</text:span></text:span><text:span text:style-name="Source_20_Text">"|while read fname; do</text:span></text:p>
      <text:p text:style-name="P1"><text:span text:style-name="Source_20_Text"><text:s text:c="2"/></text:span><text:span text:style-name="Source_20_Text"><text:span text:style-name="T1">cp -r</text:span></text:span><text:span text:style-name="Source_20_Text"> "$fname" </text:span><text:span text:style-name="Source_20_Text"><text:span text:style-name="T1">../outputs/</text:span></text:span></text:p>
      <text:p text:style-name="P2"><text:span text:style-name="Source_20_Text">d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7:15:15.070049458</meta:creation-date>
    <dc:date>2019-12-22T17:19:04.508428369</dc:date>
    <meta:editing-duration>PT3M49S</meta:editing-duration>
    <meta:editing-cycles>1</meta:editing-cycles>
    <meta:document-statistic meta:table-count="0" meta:image-count="0" meta:object-count="0" meta:page-count="1" meta:paragraph-count="3" meta:word-count="12" meta:character-count="80" meta:non-whitespace-character-count="69"/>
    <meta:generator>LibreOffice/5.1.6.2$Linux_X86_64 LibreOffice_project/10m0$Build-2</meta:generator>
  </office:meta>
</office:document-meta>
</file>